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/>
    </style:style>
    <style:style style:name="TableColumn10" style:family="table-column">
      <style:table-column-properties style:column-width="3.2444in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2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9" style:parent-style-name="Обычный" style:family="paragraph">
      <style:paragraph-properties style:vertical-align="auto"/>
      <style:text-properties fo:hyphenate="true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5" style:parent-style-name="Обычный" style:family="paragraph">
      <style:paragraph-properties style:vertical-align="auto"/>
      <style:text-properties fo:hyphenate="true"/>
    </style:style>
    <style:style style:name="T3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9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41" style:parent-style-name="Обычный" style:family="paragraph">
      <style:paragraph-properties fo:text-align="justify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P47" style:parent-style-name="Обычный" style:family="paragraph">
      <style:paragraph-properties fo:text-align="justify"/>
    </style:style>
    <style:style style:name="P48" style:parent-style-name="Обычный" style:family="paragraph">
      <style:paragraph-properties fo:text-align="justify"/>
    </style:style>
    <style:style style:name="TableColumn50" style:family="table-column">
      <style:table-column-properties style:column-width="3.2444in"/>
    </style:style>
    <style:style style:name="TableColumn51" style:family="table-column">
      <style:table-column-properties style:column-width="3.2444in"/>
    </style:style>
    <style:style style:name="Table49" style:family="table">
      <style:table-properties style:width="6.4888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style:vertical-align="auto"/>
      <style:text-properties fo:hyphenate="true"/>
    </style:style>
    <style:style style:name="T6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style:vertical-align="auto"/>
      <style:text-properties fo:hyphenate="true"/>
    </style:style>
    <style:style style:name="T7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style:vertical-align="auto"/>
      <style:text-properties fo:hyphenate="true"/>
    </style:style>
    <style:style style:name="T7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style:vertical-align="auto"/>
      <style:text-properties fo:hyphenate="true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paragraph-properties style:vertical-align="auto"/>
      <style:text-properties fo:hyphenate="true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P97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8" style:parent-style-name="Обычный" style:family="paragraph">
      <style:paragraph-properties style:vertical-align="auto"/>
      <style:text-properties fo:hyphenate="true"/>
    </style:style>
    <style:style style:name="T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10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10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102" style:parent-style-name="Обычный" style:family="paragraph">
      <style:paragraph-properties fo:text-align="justify"/>
    </style:style>
    <style:style style:name="P103" style:parent-style-name="Обычный" style:family="paragraph">
      <style:paragraph-properties fo:text-align="justify"/>
    </style:style>
    <style:style style:name="P10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8" style:parent-style-name="Standard" style:family="paragraph">
      <style:paragraph-properties fo:line-height="115%"/>
    </style:style>
    <style:style style:name="TableColumn110" style:family="table-column">
      <style:table-column-properties style:column-width="0.4375in" style:use-optimal-column-width="false"/>
    </style:style>
    <style:style style:name="TableColumn111" style:family="table-column">
      <style:table-column-properties style:column-width="2.7916in" style:use-optimal-column-width="false"/>
    </style:style>
    <style:style style:name="TableColumn112" style:family="table-column">
      <style:table-column-properties style:column-width="3.8229in" style:use-optimal-column-width="false"/>
    </style:style>
    <style:style style:name="Table109" style:family="table">
      <style:table-properties style:width="7.05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line-height="115%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margin-top="0.0395in" fo:margin-bottom="0.0395in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margin-top="0.0395in" fo:margin-bottom="0.0395in"/>
    </style:style>
    <style:style style:name="T127" style:parent-style-name="Основнойшрифтабзаца" style:family="text">
      <style:text-properties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line-height="115%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margin-top="0.0395in" fo:margin-bottom="0.0395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margin-top="0.0395in" fo:margin-bottom="0.0395in"/>
    </style:style>
    <style:style style:name="TableRow135" style:family="table-row">
      <style:table-row-properties style:min-row-height="1.8291in"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line-height="115%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margin-top="0.0395in" fo:margin-bottom="0.0395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margin-top="0.0395in" fo:margin-bottom="0.0395in"/>
    </style:style>
    <style:style style:name="T142" style:parent-style-name="Основнойшрифтабзаца" style:family="text">
      <style:text-properties fo:language="en" fo:country="US"/>
    </style:style>
    <style:style style:name="P143" style:parent-style-name="TableContents" style:family="paragraph">
      <style:paragraph-properties fo:margin-top="0.0395in" fo:margin-bottom="0.0395in"/>
    </style:style>
    <style:style style:name="P144" style:parent-style-name="TableContents" style:family="paragraph">
      <style:paragraph-properties fo:margin-top="0.0395in" fo:margin-bottom="0.0395in"/>
    </style:style>
    <style:style style:name="P145" style:parent-style-name="Standard" style:family="paragraph">
      <style:paragraph-properties fo:line-height="115%"/>
    </style:style>
    <style:style style:name="P146" style:parent-style-name="Standard" style:family="paragraph">
      <style:paragraph-properties fo:line-height="115%"/>
    </style:style>
    <style:style style:name="P147" style:parent-style-name="Standard" style:family="paragraph">
      <style:paragraph-properties fo:line-height="115%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text:s/>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 главном меню</text:p>
          </table:table-cell>
          <table:table-cell table:style-name="TableCell25">
            <text:p text:style-name="P26"><text:span text:style-name="T27">2</text:span><text:span text:style-name="T28">.Страница обновилась</text:span></text:p>
            <text:p text:style-name="P29"><text:span text:style-name="T30">2.1.<text:s/></text:span><text:span text:style-name="T31">URL</text:span><text:span text:style-name="T32"><text:s/>содержит «</text:span><text:span text:style-name="T33">adresa-magazinov</text:span><text:span text:style-name="T34">»</text:span></text:p>
            <text:p text:style-name="P35"><text:span text:style-name="T36">2.2. Заголовок страница содержит текст «Адреса магазинов»</text:span></text:p>
          </table:table-cell>
        </table:table-row>
      </table:table>
      <text:p text:style-name="P37"/>
      <text:p text:style-name="P38"/>
      <text:p text:style-name="P39"/>
      <text:p text:style-name="P40">Шавалеева А. А.</text:p>
      <text:p text:style-name="P41"><text:span text:style-name="T42">Автотест</text:span>: Поиск товара через поисковую строку.</text:p>
      <text:p text:style-name="P43"><text:span text:style-name="T44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5"><text:span text:style-name="T46">Функционал</text:span>: Поле поиска в шапке сайта.</text:p>
      <text:p text:style-name="P47"/>
      <text:p text:style-name="P48">Тест-кейс №2 Поиск товара с корректным названием на главной странице.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Действия<text:s/></text:p>
          </table:table-cell>
          <table:table-cell table:style-name="TableCell55">
            <text:p text:style-name="P56">Результат</text:p>
          </table:table-cell>
        </table:table-row>
        <table:table-row table:style-name="TableRow57">
          <table:table-cell table:style-name="TableCell58">
            <text:p text:style-name="P59">1.Открыть сайт https://kupislona-store.ru/.</text:p>
          </table:table-cell>
          <table:table-cell table:style-name="TableCell60">
            <text:p text:style-name="P61">1.Страница загрузилась, отображены элементы сайта.</text:p>
          </table:table-cell>
        </table:table-row>
        <table:table-row table:style-name="TableRow62">
          <table:table-cell table:style-name="TableCell63">
            <text:p text:style-name="P64">2.Нажать на поле поиска в шапке сайта.<text:s/></text:p>
          </table:table-cell>
          <table:table-cell table:style-name="TableCell65">
            <text:p text:style-name="P66"><text:span text:style-name="T67">2</text:span><text:span text:style-name="T68">.Поле активно, появился курсор.</text:span></text:p>
          </table:table-cell>
        </table:table-row>
        <table:table-row table:style-name="TableRow69">
          <table:table-cell table:style-name="TableCell70">
            <text:p text:style-name="P71"><text:span text:style-name="T72">3.Ввести в поле поиска название товара “Блокнот<text:s/></text:span><text:span text:style-name="T73">green</text:span><text:span text:style-name="T74">”.</text:span></text:p>
          </table:table-cell>
          <table:table-cell table:style-name="TableCell75">
            <text:p text:style-name="P76"><text:span text:style-name="T77">3.Отображается введенный текст “Блокнот<text:s/></text:span><text:span text:style-name="T78">green</text:span><text:span text:style-name="T79">”..</text:span></text:p>
          </table:table-cell>
        </table:table-row>
        <table:table-row table:style-name="TableRow80">
          <table:table-cell table:style-name="TableCell81">
            <text:p text:style-name="P82"><text:span text:style-name="T83">4</text:span><text:span text:style-name="T84">.Нажать кнопку поиска<text:s/></text:span><text:span text:style-name="T85">“</text:span><text:span text:style-name="T86">Лупа</text:span><text:span text:style-name="T87">”</text:span><text:span text:style-name="T88">.</text:span></text:p>
          </table:table-cell>
          <table:table-cell table:style-name="TableCell89">
            <text:p text:style-name="P90"><text:span text:style-name="T91">4.1Перешли на страницу с результатом поиска.<text:s/></text:span><text:span text:style-name="T92">URL<text:s/></text:span><text:span text:style-name="T93">содержит</text:span><text:span text:style-name="T94"><text:s/>(search=</text:span><text:span text:style-name="T95">Блокнот</text:span><text:span text:style-name="T96">+green)</text:span></text:p>
            <text:p text:style-name="P97">4.2 Заголовок страницы “Результат поиска”.</text:p>
            <text:p text:style-name="P98"><text:span text:style-name="T99">4.3Отображается карточка товара “Блокнот<text:s/></text:span><text:span text:style-name="T100">green</text:span><text:span text:style-name="T101">”.</text:span></text:p>
          </table:table-cell>
        </table:table-row>
      </table:table>
      <text:p text:style-name="P102"/>
      <text:p text:style-name="P103"/>
      <text:p text:style-name="P104"/>
      <text:p text:style-name="P105">Григорьева А.А.</text:p>
      <text:p text:style-name="P106">Автотест 3 - Отсутствие результатов поиска при неконкретном вводе данных</text:p>
      <text:p text:style-name="P107">Страница — главная страница</text:p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№ п/п</text:p>
          </table:table-cell>
          <table:table-cell table:style-name="TableCell116">
            <text:p text:style-name="P117">Дейсвтие</text:p>
          </table:table-cell>
          <table:table-cell table:style-name="TableCell118">
            <text:p text:style-name="P119">Ожидаемый результат</text:p>
          </table:table-cell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5">
            <text:p text:style-name="P126">Курсор поменяется на<text:s/><text:span text:style-name="T127">|</text:span></text:p>
          </table:table-cell>
        </table:table-row>
        <table:table-row table:style-name="TableRow128">
          <table:table-cell table:style-name="TableCell129">
            <text:p text:style-name="P130">2</text:p>
          </table:table-cell>
          <table:table-cell table:style-name="TableCell131">
            <text:p text:style-name="P132">Ввести «ывдмтавдоатрыодтр»</text:p>
          </table:table-cell>
          <table:table-cell table:style-name="TableCell133">
            <text:p text:style-name="P134">В строке записано<text:s/>«ывдмтавдоатрыодтр»</text:p>
          </table:table-cell>
        </table:table-row>
        <text:soft-page-break/>
        <table:table-row table:style-name="TableRow135">
          <table:table-cell table:style-name="TableCell136">
            <text:p text:style-name="P137">3</text:p>
          </table:table-cell>
          <table:table-cell table:style-name="TableCell138">
            <text:p text:style-name="P139">Нажать ПКМ на лупу в строке поиске</text:p>
          </table:table-cell>
          <table:table-cell table:style-name="TableCell140">
            <text:p text:style-name="P141">Страница обновиться. Поменяется<text:s/><text:span text:style-name="T142">url</text:span><text:s/>на https://kupislona-store.ru/search-result?search= ывдмтавдоатрыодтр.</text:p>
            <text:p text:style-name="P143">Заголовок страницы — Результат поиска</text:p>
            <text:p text:style-name="P144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5"/>
      <text:p text:style-name="P146"/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korkaa</dc:creator>
    <meta:creation-date>2026-01-21T19:42:00Z</meta:creation-date>
    <dc:date>2026-01-23T15:42:00Z</dc:date>
    <meta:template xlink:href="Normal.dotm" xlink:type="simple"/>
    <meta:editing-cycles>5</meta:editing-cycles>
    <meta:editing-duration>PT2460S</meta:editing-duration>
    <meta:document-statistic meta:page-count="2" meta:paragraph-count="4" meta:word-count="312" meta:character-count="2089" meta:row-count="14" meta:non-whitespace-character-count="1781"/>
  </office:meta>
</office:document-meta>
</file>